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0pt" style:font-size-asian="10pt" style:font-size-complex="10pt"/>
    </style:style>
    <style:style style:name="ce2" style:family="table-cell" style:parent-style-name="Default">
      <style:table-cell-properties fo:background-color="transparent"/>
      <style:text-properties style:font-name="Times New Roman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honeNumbe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iccid</text:p>
          </table:table-cell>
          <table:table-cell office:value-type="string" calcext:value-type="string">
            <text:p>ea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u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ySerieD1</text:p>
          </table:table-cell>
          <table:table-cell office:value-type="float" office:value="3760615706" calcext:value-type="float">
            <text:p>3760615706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2</text:p>
          </table:table-cell>
          <table:table-cell office:value-type="float" office:value="3760615675" calcext:value-type="float">
            <text:p>3760615675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3</text:p>
          </table:table-cell>
          <table:table-cell office:value-type="float" office:value="3297732512" calcext:value-type="float">
            <text:p>3297732512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4</text:p>
          </table:table-cell>
          <table:table-cell table:style-name="ce2" office:value-type="float" office:value="3760615669" calcext:value-type="float">
            <text:p>3760615669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5</text:p>
          </table:table-cell>
          <table:table-cell office:value-type="float" office:value="3760615708" calcext:value-type="float">
            <text:p>3760615708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6</text:p>
          </table:table-cell>
          <table:table-cell office:value-type="float" office:value="3760615813" calcext:value-type="float">
            <text:p>3760615813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7</text:p>
          </table:table-cell>
          <table:table-cell office:value-type="float" office:value="3760615814" calcext:value-type="float">
            <text:p>3760615814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8</text:p>
          </table:table-cell>
          <table:table-cell office:value-type="float" office:value="3760615809" calcext:value-type="float">
            <text:p>3760615809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9</text:p>
          </table:table-cell>
          <table:table-cell office:value-type="float" office:value="3760615816" calcext:value-type="float">
            <text:p>3760615816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10</text:p>
          </table:table-cell>
          <table:table-cell office:value-type="float" office:value="3760615374" calcext:value-type="float">
            <text:p>3760615374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11</text:p>
          </table:table-cell>
          <table:table-cell office:value-type="float" office:value="3760615868" calcext:value-type="float">
            <text:p>3760615868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12</text:p>
          </table:table-cell>
          <table:table-cell office:value-type="float" office:value="3760615859" calcext:value-type="float">
            <text:p>3760615859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13</text:p>
          </table:table-cell>
          <table:table-cell office:value-type="float" office:value="3760615865" calcext:value-type="float">
            <text:p>3760615865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14</text:p>
          </table:table-cell>
          <table:table-cell office:value-type="float" office:value="3760615673" calcext:value-type="float">
            <text:p>3760615673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15</text:p>
          </table:table-cell>
          <table:table-cell office:value-type="float" office:value="3760615671" calcext:value-type="float">
            <text:p>3760615671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16</text:p>
          </table:table-cell>
          <table:table-cell office:value-type="float" office:value="3760615707" calcext:value-type="float">
            <text:p>3760615707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17</text:p>
          </table:table-cell>
          <table:table-cell office:value-type="float" office:value="3760615867" calcext:value-type="float">
            <text:p>3760615867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18</text:p>
          </table:table-cell>
          <table:table-cell table:style-name="ce2" office:value-type="float" office:value="3760615860" calcext:value-type="float">
            <text:p>3760615860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19</text:p>
          </table:table-cell>
          <table:table-cell office:value-type="float" office:value="3760615862" calcext:value-type="float">
            <text:p>3760615862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20</text:p>
          </table:table-cell>
          <table:table-cell office:value-type="float" office:value="3760615864" calcext:value-type="float">
            <text:p>3760615864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21</text:p>
          </table:table-cell>
          <table:table-cell office:value-type="float" office:value="3760615740" calcext:value-type="float">
            <text:p>3760615740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22</text:p>
          </table:table-cell>
          <table:table-cell office:value-type="float" office:value="3760615741" calcext:value-type="float">
            <text:p>3760615741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23</text:p>
          </table:table-cell>
          <table:table-cell office:value-type="float" office:value="3760615815" calcext:value-type="float">
            <text:p>3760615815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24</text:p>
          </table:table-cell>
          <table:table-cell office:value-type="float" office:value="3760615810" calcext:value-type="float">
            <text:p>3760615810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25</text:p>
          </table:table-cell>
          <table:table-cell office:value-type="float" office:value="3760615838" calcext:value-type="float">
            <text:p>3760615838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26</text:p>
          </table:table-cell>
          <table:table-cell office:value-type="float" office:value="3760615811" calcext:value-type="float">
            <text:p>3760615811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27</text:p>
          </table:table-cell>
          <table:table-cell office:value-type="float" office:value="3760615866" calcext:value-type="float">
            <text:p>3760615866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1</text:p>
          </table:table-cell>
          <table:table-cell office:value-type="float" office:value="3487929876" calcext:value-type="float">
            <text:p>3487929876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2</text:p>
          </table:table-cell>
          <table:table-cell office:value-type="float" office:value="3423614325" calcext:value-type="float">
            <text:p>3423614325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3</text:p>
          </table:table-cell>
          <table:table-cell office:value-type="float" office:value="3420911108" calcext:value-type="float">
            <text:p>3420911108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4</text:p>
          </table:table-cell>
          <table:table-cell office:value-type="float" office:value="3461111185" calcext:value-type="float">
            <text:p>3461111185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5</text:p>
          </table:table-cell>
          <table:table-cell office:value-type="float" office:value="3458604474" calcext:value-type="float">
            <text:p>3458604474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6</text:p>
          </table:table-cell>
          <table:table-cell office:value-type="float" office:value="3484238161" calcext:value-type="float">
            <text:p>3484238161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7</text:p>
          </table:table-cell>
          <table:table-cell office:value-type="float" office:value="3420998993" calcext:value-type="float">
            <text:p>3420998993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8</text:p>
          </table:table-cell>
          <table:table-cell office:value-type="float" office:value="3451540059" calcext:value-type="float">
            <text:p>3451540059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B1</text:p>
          </table:table-cell>
          <table:table-cell office:value-type="float" office:value="3461841212" calcext:value-type="float">
            <text:p>3461841212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B2</text:p>
          </table:table-cell>
          <table:table-cell office:value-type="float" office:value="3404659984" calcext:value-type="float">
            <text:p>3404659984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B3</text:p>
          </table:table-cell>
          <table:table-cell office:value-type="float" office:value="3428589237" calcext:value-type="float">
            <text:p>3428589237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B4</text:p>
          </table:table-cell>
          <table:table-cell table:style-name="ce2" office:value-type="float" office:value="3426677218" calcext:value-type="float">
            <text:p>3426677218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B5</text:p>
          </table:table-cell>
          <table:table-cell office:value-type="float" office:value="3429506939" calcext:value-type="float">
            <text:p>3429506939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B6</text:p>
          </table:table-cell>
          <table:table-cell office:value-type="float" office:value="3404257068" calcext:value-type="float">
            <text:p>3404257068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B7</text:p>
          </table:table-cell>
          <table:table-cell office:value-type="float" office:value="3426579418" calcext:value-type="float">
            <text:p>3426579418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B8</text:p>
          </table:table-cell>
          <table:table-cell office:value-type="float" office:value="3475559493" calcext:value-type="float">
            <text:p>3475559493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C1</text:p>
          </table:table-cell>
          <table:table-cell office:value-type="float" office:value="3492387663" calcext:value-type="float">
            <text:p>3492387663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C2</text:p>
          </table:table-cell>
          <table:table-cell office:value-type="float" office:value="3487188226" calcext:value-type="float">
            <text:p>3487188226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C3</text:p>
          </table:table-cell>
          <table:table-cell office:value-type="float" office:value="3405078073" calcext:value-type="float">
            <text:p>3405078073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C4</text:p>
          </table:table-cell>
          <table:table-cell office:value-type="float" office:value="3404548449" calcext:value-type="float">
            <text:p>3404548449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C5</text:p>
          </table:table-cell>
          <table:table-cell office:value-type="float" office:value="3456790969" calcext:value-type="float">
            <text:p>3456790969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C6</text:p>
          </table:table-cell>
          <table:table-cell office:value-type="float" office:value="3451707889" calcext:value-type="float">
            <text:p>3451707889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C7</text:p>
          </table:table-cell>
          <table:table-cell office:value-type="float" office:value="3662434073" calcext:value-type="float">
            <text:p>3662434073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C8</text:p>
          </table:table-cell>
          <table:table-cell office:value-type="float" office:value="3453994213" calcext:value-type="float">
            <text:p>3453994213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C9</text:p>
          </table:table-cell>
          <table:table-cell office:value-type="float" office:value="3400777531" calcext:value-type="float">
            <text:p>3400777531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C10</text:p>
          </table:table-cell>
          <table:table-cell office:value-type="float" office:value="3487224899" calcext:value-type="float">
            <text:p>3487224899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C11</text:p>
          </table:table-cell>
          <table:table-cell office:value-type="float" office:value="3406815398" calcext:value-type="float">
            <text:p>3406815398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C12</text:p>
          </table:table-cell>
          <table:table-cell office:value-type="float" office:value="3458347591" calcext:value-type="float">
            <text:p>3458347591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C13</text:p>
          </table:table-cell>
          <table:table-cell office:value-type="float" office:value="3425178161" calcext:value-type="float">
            <text:p>3425178161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3T08:28:00.170694366</meta:creation-date>
    <dc:date>2021-03-23T08:48:45.627091579</dc:date>
    <meta:editing-duration>PT9M45S</meta:editing-duration>
    <meta:editing-cycles>2</meta:editing-cycles>
    <meta:generator>LibreOffice/6.0.7.3$Linux_X86_64 LibreOffice_project/00m0$Build-3</meta:generator>
    <meta:document-statistic meta:table-count="1" meta:cell-count="175" meta:object-count="0"/>
  </office:meta>
</office:document-meta>
</file>